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3543in" fo:margin-right="0in" fo:text-indent="0in" style:auto-text-indent="false"/>
      <style:text-properties style:font-name="Liberation Serif" officeooo:rsid="000b96a6" officeooo:paragraph-rsid="0011a72e"/>
    </style:style>
    <style:style style:name="P2" style:family="paragraph" style:parent-style-name="Standard">
      <loext:graphic-properties draw:fill="solid" draw:fill-color="#eeeeee" draw:opacity="100%" draw:fill-image-width="0in" draw:fill-image-height="0in"/>
      <style:paragraph-properties fo:margin-left="0.398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Arial" fo:font-size="9pt" officeooo:rsid="006382a5" officeooo:paragraph-rsid="006382a5" style:font-size-asian="9pt" style:font-size-complex="9pt"/>
    </style:style>
    <style:style style:name="P3" style:family="paragraph" style:parent-style-name="Standard">
      <loext:graphic-properties draw:fill="solid" draw:fill-color="#eeeeee" draw:opacity="100%" draw:fill-image-width="0in" draw:fill-image-height="0in"/>
      <style:paragraph-properties fo:margin-left="0.398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Arial" fo:font-size="9pt" fo:font-weight="bold" officeooo:rsid="006382a5" officeooo:paragraph-rsid="006382a5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398in"/>
        </style:tab-stops>
      </style:paragraph-properties>
      <style:text-properties style:font-name="Liberation Serif" officeooo:rsid="00332fb0" officeooo:paragraph-rsid="00363a28"/>
    </style:style>
    <style:style style:name="P5" style:family="paragraph" style:parent-style-name="Normal_20_bekezdes">
      <style:text-properties officeooo:rsid="0066e267" officeooo:paragraph-rsid="0066e267"/>
    </style:style>
    <style:style style:name="P6" style:family="paragraph" style:parent-style-name="Standard">
      <style:text-properties style:font-name="Arial" officeooo:rsid="001d2b32" officeooo:paragraph-rsid="003a2625"/>
    </style:style>
    <style:style style:name="P7" style:family="paragraph" style:parent-style-name="Standard">
      <style:text-properties style:font-name="Arial" officeooo:rsid="001d2b32" officeooo:paragraph-rsid="0054400d"/>
    </style:style>
    <style:style style:name="P8" style:family="paragraph" style:parent-style-name="Standard">
      <style:paragraph-properties fo:margin-left="0.4335in" fo:margin-right="0in" fo:text-indent="-0.0783in" style:auto-text-indent="false"/>
      <style:text-properties style:font-name="Liberation Serif" officeooo:rsid="000b96a6" officeooo:paragraph-rsid="00332fb0"/>
    </style:style>
    <style:style style:name="P9" style:family="paragraph" style:parent-style-name="Standard">
      <style:paragraph-properties fo:margin-left="0.4335in" fo:margin-right="0in" fo:text-indent="-0.0783in" style:auto-text-indent="false"/>
      <style:text-properties style:font-name="Liberation Serif" officeooo:rsid="00332fb0" officeooo:paragraph-rsid="006382a5"/>
    </style:style>
    <style:style style:name="P10" style:family="paragraph" style:parent-style-name="Standard">
      <style:paragraph-properties fo:margin-left="0.4335in" fo:margin-right="0in" fo:text-indent="-0.0783in" style:auto-text-indent="false"/>
      <style:text-properties style:font-name="Liberation Serif" officeooo:rsid="006570e8" officeooo:paragraph-rsid="0066e267"/>
    </style:style>
    <style:style style:name="P11" style:family="paragraph" style:parent-style-name="MainTittle">
      <style:text-properties style:font-name="Arial" officeooo:rsid="00529859" officeooo:paragraph-rsid="00529859"/>
    </style:style>
    <style:style style:name="P12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29859"/>
    </style:style>
    <style:style style:name="P13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5540d"/>
    </style:style>
    <style:style style:name="P14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7b2ab"/>
    </style:style>
    <style:style style:name="P15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8c089"/>
    </style:style>
    <style:style style:name="P16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df09f"/>
    </style:style>
    <style:style style:name="P17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-1.3752in" style:auto-text-indent="false" fo:background-color="transparent">
        <style:tab-stops>
          <style:tab-stop style:position="1.8752in"/>
        </style:tab-stops>
      </style:paragraph-properties>
      <style:text-properties officeooo:rsid="00529859" officeooo:paragraph-rsid="00529859"/>
    </style:style>
    <style:style style:name="P18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29859"/>
    </style:style>
    <style:style style:name="P19" style:family="paragraph" style:parent-style-name="Reszletezes-NormalBekezdes" style:master-page-name="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>
          <style:tab-stop style:position="1.8752in"/>
        </style:tab-stops>
      </style:paragraph-properties>
      <style:text-properties officeooo:rsid="00529859" officeooo:paragraph-rsid="0055540d"/>
    </style:style>
    <style:style style:name="P20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29859" officeooo:paragraph-rsid="00529859"/>
    </style:style>
    <style:style style:name="P21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5540d" officeooo:paragraph-rsid="0055540d"/>
    </style:style>
    <style:style style:name="P22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5540d" officeooo:paragraph-rsid="005597b0"/>
    </style:style>
    <style:style style:name="P23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6752a" officeooo:paragraph-rsid="0056752a"/>
    </style:style>
    <style:style style:name="P24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816d3" officeooo:paragraph-rsid="005816d3"/>
    </style:style>
    <style:style style:name="P25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8c089" officeooo:paragraph-rsid="0058c089"/>
    </style:style>
    <style:style style:name="P26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a5193" officeooo:paragraph-rsid="005a5193"/>
    </style:style>
    <style:style style:name="P27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c5410" officeooo:paragraph-rsid="005c5410"/>
    </style:style>
    <style:style style:name="P28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d69b5" officeooo:paragraph-rsid="005d69b5"/>
    </style:style>
    <style:style style:name="P29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f7f53" officeooo:paragraph-rsid="005f7f53"/>
    </style:style>
    <style:style style:name="P30" style:family="paragraph" style:parent-style-name="Reszletezes-NormalBekezdes">
      <loext:graphic-properties draw:fill="none" draw:fill-color="#99ccff"/>
      <style:paragraph-properties fo:margin-left="1.8752in" fo:margin-right="0in" fo:margin-top="0.0783in" fo:margin-bottom="0in" loext:contextual-spacing="false" fo:text-align="justify" style:justify-single-word="false" fo:text-indent="0in" style:auto-text-indent="false" fo:background-color="transparent">
        <style:tab-stops>
          <style:tab-stop style:position="1.8752in"/>
        </style:tab-stops>
      </style:paragraph-properties>
      <style:text-properties officeooo:rsid="005ff642" officeooo:paragraph-rsid="005ff642"/>
    </style:style>
    <style:style style:name="P31" style:family="paragraph" style:parent-style-name="Reszletezes-NormalBekezdes">
      <loext:graphic-properties draw:fill="none" draw:fill-color="#99ccff" draw:fill-image-width="0in" draw:fill-image-height="0in"/>
      <style:paragraph-properties fo:margin-left="1.8118in" fo:margin-right="0in" fo:margin-top="0.0783in" fo:margin-bottom="0in" loext:contextual-spacing="false" fo:text-align="justify" style:justify-single-word="false" fo:text-indent="-1.3118in" style:auto-text-indent="false" fo:background-color="transparent">
        <style:tab-stops/>
      </style:paragraph-properties>
      <style:text-properties officeooo:paragraph-rsid="0066e267"/>
    </style:style>
    <style:style style:name="P32" style:family="paragraph" style:parent-style-name="Reszletezes-NormalBekezdes" style:master-page-name="">
      <loext:graphic-properties draw:fill="none" draw:fill-color="#99ccff" draw:fill-image-width="0in" draw:fill-image-height="0in"/>
      <style:paragraph-properties fo:margin-left="1.8118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66e267" officeooo:paragraph-rsid="0066e267"/>
    </style:style>
    <style:style style:name="P33" style:family="paragraph" style:parent-style-name="Reszletezes-NormalBekezdes">
      <loext:graphic-properties draw:fill="none" draw:fill-color="#99ccff" draw:fill-image-width="0in" draw:fill-image-height="0in"/>
      <style:paragraph-properties fo:margin-left="1.8118in" fo:margin-right="0in" fo:margin-top="0.0783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officeooo:rsid="0066e267" officeooo:paragraph-rsid="0066e267"/>
    </style:style>
    <style:style style:name="P34" style:family="paragraph" style:parent-style-name="Standard">
      <style:paragraph-properties fo:margin-left="0.3937in" fo:margin-right="0in" fo:text-align="justify" style:justify-single-word="false" fo:text-indent="0in" style:auto-text-indent="false">
        <style:tab-stops>
          <style:tab-stop style:position="0.398in"/>
        </style:tab-stops>
      </style:paragraph-properties>
      <style:text-properties style:font-name="Arial" fo:font-size="9pt" fo:font-weight="normal" officeooo:rsid="00363a28" officeooo:paragraph-rsid="00363a28" style:font-size-asian="9pt" style:font-weight-asian="normal" style:font-size-complex="9pt" style:font-weight-complex="normal"/>
    </style:style>
    <style:style style:name="P35" style:family="paragraph" style:parent-style-name="Standard">
      <loext:graphic-properties draw:fill="solid" draw:fill-color="#eeeeee" draw:opacity="100%" draw:fill-image-width="0in" draw:fill-image-height="0in"/>
      <style:paragraph-properties fo:margin-left="0.398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Arial" fo:font-size="9pt" fo:font-weight="normal" officeooo:rsid="00363a28" officeooo:paragraph-rsid="006382a5" style:font-size-asian="9pt" style:font-weight-asian="normal" style:font-size-complex="9pt" style:font-weight-complex="normal"/>
    </style:style>
    <style:style style:name="P36" style:family="paragraph" style:parent-style-name="NumberedTitle-1.">
      <style:text-properties officeooo:rsid="00529859" officeooo:paragraph-rsid="00529859"/>
    </style:style>
    <style:style style:name="P37" style:family="paragraph" style:parent-style-name="NumberedTitle-1." style:list-style-name="">
      <style:paragraph-properties fo:text-align="justify" style:justify-single-word="false">
        <style:tab-stops/>
      </style:paragraph-properties>
      <style:text-properties officeooo:rsid="0054400d" officeooo:paragraph-rsid="0054400d"/>
    </style:style>
    <style:style style:name="P38" style:family="paragraph" style:parent-style-name="NumberedTitle-1.">
      <style:text-properties officeooo:rsid="0054400d" officeooo:paragraph-rsid="0060dbab"/>
    </style:style>
    <style:style style:name="P39" style:family="paragraph" style:parent-style-name="NumberedTitle-1.">
      <style:paragraph-properties fo:break-before="page"/>
      <style:text-properties officeooo:rsid="0054400d" officeooo:paragraph-rsid="0054400d"/>
    </style:style>
    <style:style style:name="P40" style:family="paragraph" style:parent-style-name="Normal_20_bekezdes">
      <style:text-properties officeooo:rsid="0062cc46" officeooo:paragraph-rsid="0062cc46"/>
    </style:style>
    <style:style style:name="P41" style:family="paragraph" style:parent-style-name="Reszletezes-NormalBekezdes" style:master-page-name="">
      <loext:graphic-properties draw:fill="none" draw:fill-color="#99ccff" draw:fill-image-width="0in" draw:fill-image-height="0in"/>
      <style:paragraph-properties fo:margin-left="1.8118in" fo:margin-right="0in" fo:margin-top="0.0783in" fo:margin-bottom="0in" loext:contextual-spacing="false" fo:text-align="justify" style:justify-single-word="false" fo:keep-together="always" fo:text-indent="-1.3118in" style:auto-text-indent="false" style:page-number="auto" fo:background-color="transparent" fo:keep-with-next="always">
        <style:tab-stops/>
      </style:paragraph-properties>
      <style:text-properties officeooo:paragraph-rsid="0069a476"/>
    </style:style>
    <style:style style:name="P42" style:family="paragraph" style:parent-style-name="Reszletezes-NormalBekezdes" style:list-style-name="L1" style:master-page-name="">
      <loext:graphic-properties draw:fill="none" draw:fill-color="#99ccff" draw:fill-image-width="0in" draw:fill-image-height="0in"/>
      <style:paragraph-properties fo:margin-left="2.0618in" fo:margin-right="0in" fo:margin-top="0.0783in" fo:margin-bottom="0in" loext:contextual-spacing="false" fo:text-align="justify" style:justify-single-word="false" fo:text-indent="-0.25in" style:auto-text-indent="false" style:page-number="auto" fo:background-color="transparent">
        <style:tab-stops/>
      </style:paragraph-properties>
      <style:text-properties officeooo:rsid="0069a476" officeooo:paragraph-rsid="0069a476"/>
    </style:style>
    <style:style style:name="P43" style:family="paragraph" style:parent-style-name="Reszletezes-NormalBekezdes" style:list-style-name="L1">
      <loext:graphic-properties draw:fill="none" draw:fill-color="#99ccff" draw:fill-image-width="0in" draw:fill-image-height="0in"/>
      <style:paragraph-properties fo:margin-left="2.0618in" fo:margin-right="0in" fo:margin-top="0.0783in" fo:margin-bottom="0in" loext:contextual-spacing="false" fo:text-align="justify" style:justify-single-word="false" fo:text-indent="-0.25in" style:auto-text-indent="false" fo:background-color="transparent">
        <style:tab-stops/>
      </style:paragraph-properties>
      <style:text-properties officeooo:paragraph-rsid="0069a476"/>
    </style:style>
    <style:style style:name="P44" style:family="paragraph" style:parent-style-name="Reszletezes-NormalBekezdes" style:master-page-name="">
      <loext:graphic-properties draw:fill="solid" draw:fill-color="#eeeeee" draw:fill-image-width="0in" draw:fill-image-height="0in"/>
      <style:paragraph-properties fo:margin-left="1.8118in" fo:margin-right="0in" fo:margin-top="0.0783in" fo:margin-bottom="0in" loext:contextual-spacing="false" fo:text-align="justify" style:justify-single-word="false" fo:keep-together="always" fo:text-indent="0in" style:auto-text-indent="false" style:page-number="auto" fo:background-color="#eeeeee" fo:keep-with-next="always">
        <style:tab-stops/>
      </style:paragraph-properties>
      <style:text-properties officeooo:paragraph-rsid="0069a4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540d" style:font-weight-asian="bold" style:font-weight-complex="bold"/>
    </style:style>
    <style:style style:name="T3" style:family="text">
      <style:text-properties fo:font-weight="bold" officeooo:rsid="0057b2ab" style:font-weight-asian="bold" style:font-weight-complex="bold"/>
    </style:style>
    <style:style style:name="T4" style:family="text">
      <style:text-properties fo:font-weight="bold" officeooo:rsid="0058c089" style:font-weight-asian="bold" style:font-weight-complex="bold"/>
    </style:style>
    <style:style style:name="T5" style:family="text">
      <style:text-properties fo:font-weight="bold" officeooo:rsid="005df09f" style:font-weight-asian="bold" style:font-weight-complex="bold"/>
    </style:style>
    <style:style style:name="T6" style:family="text">
      <style:text-properties officeooo:rsid="0055540d"/>
    </style:style>
    <style:style style:name="T7" style:family="text">
      <style:text-properties officeooo:rsid="005597b0"/>
    </style:style>
    <style:style style:name="T8" style:family="text">
      <style:text-properties officeooo:rsid="0056752a"/>
    </style:style>
    <style:style style:name="T9" style:family="text">
      <style:text-properties officeooo:rsid="0057b2ab"/>
    </style:style>
    <style:style style:name="T10" style:family="text">
      <style:text-properties officeooo:rsid="0058c089"/>
    </style:style>
    <style:style style:name="T11" style:family="text">
      <style:text-properties officeooo:rsid="0060dbab"/>
    </style:style>
    <style:style style:name="T12" style:family="text">
      <style:text-properties style:font-name="Arial2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2" fo:font-size="11pt" style:text-underline-style="none" fo:font-weight="normal" officeooo:rsid="0062cc46" style:font-size-asian="11pt" style:font-weight-asian="normal" style:font-size-complex="11pt" style:font-weight-complex="normal"/>
    </style:style>
    <style:style style:name="T14" style:family="text">
      <style:text-properties style:font-name="Arial2" fo:font-size="11pt" style:text-underline-style="none" fo:font-weight="normal" officeooo:rsid="0066e267" style:font-size-asian="11pt" style:font-weight-asian="normal" style:font-size-complex="11pt" style:font-weight-complex="normal"/>
    </style:style>
    <style:style style:name="T15" style:family="text">
      <style:text-properties style:font-name="Arial2" fo:font-size="11pt" style:text-underline-style="none" fo:font-weight="normal" officeooo:rsid="0069a476" style:font-size-asian="11pt" style:font-weight-asian="normal" style:font-size-complex="11pt" style:font-weight-complex="normal"/>
    </style:style>
    <style:style style:name="T16" style:family="text">
      <style:text-properties style:font-name="Arial2" fo:font-size="11pt" style:text-underline-style="none" fo:font-weight="bold" officeooo:rsid="0062cc46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ST</text:p>
      <text:list xml:id="list2303160017618368414" text:style-name="MyNumbering">
        <text:list-item>
          <text:p text:style-name="P36">HTTP status codes</text:p>
        </text:list-item>
      </text:list>
      <text:p text:style-name="P6"/>
      <text:p text:style-name="P12">1xx Informational<text:tab/>100 Continue</text:p>
      <text:p text:style-name="P18">101 Switching protocols</text:p>
      <text:p text:style-name="P17">2xx Success<text:tab/>200 OK</text:p>
      <text:p text:style-name="P18">201 Created</text:p>
      <text:p text:style-name="P20">202 Accepted</text:p>
      <text:p text:style-name="P20">203 Non-Authoritative Informational</text:p>
      <text:p text:style-name="P20">204 No Content</text:p>
      <text:p text:style-name="P17">3xx Redirection<text:tab/>300 Multiple choices</text:p>
      <text:p text:style-name="P18">301 Moved Permanently</text:p>
      <text:p text:style-name="P17">4xx Client Error<text:tab/>400 Bad Request</text:p>
      <text:p text:style-name="P18">401 Unauthorized</text:p>
      <text:p text:style-name="P20">402 Payment Required</text:p>
      <text:p text:style-name="P20">403 Forbidden</text:p>
      <text:p text:style-name="P20">404 Not Found</text:p>
      <text:p text:style-name="P17">5xx Server Error<text:tab/>500 Internal Server Erro</text:p>
      <text:p text:style-name="P18">502 Bad Gateway</text:p>
      <text:p text:style-name="P6"/>
      <text:p text:style-name="P37"/>
      <text:list xml:id="list12503146234939" text:continue-numbering="true" text:style-name="MyNumbering">
        <text:list-item>
          <text:p text:style-name="P39">HTTP methods for RESTfull services</text:p>
        </text:list-item>
      </text:list>
      <text:p text:style-name="P7"/>
      <text:p text:style-name="P13"><text:span text:style-name="T6">GET</text:span><text:tab/><text:span text:style-name="T6">It is used to </text:span><text:span text:style-name="T2">read</text:span><text:span text:style-name="T6"> (or retrieve) a representation of a resource. </text:span></text:p>
      <text:p text:style-name="P19"><text:span text:style-name="T6">In the “happy” (or non-error) path, GET returns a representation in XML or JSON and an HTTP response code of </text:span><text:span text:style-name="T2">200</text:span><text:span text:style-name="T6"> (OK). In an error case, it most often returns a 404 (NOT FOUND) or 400 (BAD REQUEST).</text:span></text:p>
      <text:p text:style-name="P21">Calling it once has the same effect as calling it 10 times, or none at all. Additionally, GET (and HEAD) is <text:span text:style-name="T1">idempotent</text:span>, which means that making multiple identical requests ends up having the same result as a single request.</text:p>
      <text:p text:style-name="P13"><text:span text:style-name="T6">DELETE</text:span><text:tab/><text:span text:style-name="T6">It is used to </text:span><text:span text:style-name="T2">delete</text:span><text:span text:style-name="T6"> a resource identified by a URI.</text:span></text:p>
      <text:p text:style-name="P22">On successful deletion, return HTTP status <text:span text:style-name="T1">200</text:span> (OK) along with a response body, perhaps the representation of the deleted item<text:span text:style-name="T7">, or a wrapped response.</text:span></text:p>
      <text:p text:style-name="P23">Either that or return HTTP status 204 (NO CONTENT) with no response body. In other words, a 204 status with no body, or the JSEND-style response and HTTP status 200 are the recommended responses.</text:p>
      <text:p text:style-name="P14"><text:span text:style-name="T8">PUT</text:span><text:tab/><text:span text:style-name="T9">PUT is most-often utilized for </text:span><text:span text:style-name="T3">update</text:span><text:span text:style-name="T9"> capabilities.</text:span></text:p>
      <text:p text:style-name="P24">PUT-ing to a known resource URI with the request body containing the newly-updated representation of the original resource.</text:p>
      <text:p text:style-name="P25">On successful update, return 200 (or 204 if not returning any content in the body)</text:p>
      <text:p text:style-name="P28">PUT is not a safe operation, in that it modifies (or creates) state on the server, but it is <text:span text:style-name="T1">idempotent</text:span>. In other words, if you create or update a resource using PUT and then make that same call again, the resource is still there and still has the same state as it did with the first call.</text:p>
      <text:p text:style-name="P15"><text:span text:style-name="T10">POST</text:span><text:tab/><text:span text:style-name="T10">It is most-often utilized to </text:span><text:span text:style-name="T4">create</text:span><text:span text:style-name="T10"> new resources.</text:span></text:p>
      <text:p text:style-name="P26">On successful creation, return HTTP status 201, returning a Location header with a link to the newly-created resource with the 201 HTTP status.</text:p>
      <text:p text:style-name="P27">POST is neither safe <text:span text:style-name="T1">nor idempotent</text:span>.</text:p>
      <text:p text:style-name="P16"><text:span text:style-name="T10">PATCH</text:span><text:tab/><text:span text:style-name="T10">It is used for </text:span><text:span text:style-name="T4">modify</text:span><text:span text:style-name="T5"> </text:span><text:span text:style-name="T10">capabilities.</text:span></text:p>
      <text:p text:style-name="P29">The PATCH request only needs to contain the changes to the resource, not the complete resource.</text:p>
      <text:p text:style-name="P30">This resembles PUT, but the body contains a set of instructions describing how a resource currently residing on the server should be modified to produce a new version. This means that the PATCH body should not just be a modified part of the resource, but in some kind of patch language like JSON Patch or XML Patch.</text:p>
      <text:p text:style-name="P30"/>
      <text:list xml:id="list12502903031593" text:continue-numbering="true" text:style-name="MyNumbering">
        <text:list-item>
          <text:p text:style-name="P38">HTTP <text:span text:style-name="T11">response</text:span></text:p>
        </text:list-item>
      </text:list>
      <text:p text:style-name="P40">After receiving and interpreting a request message, a server responds with an HTTP response message.format</text:p>
      <text:p text:style-name="P9"/>
      <text:p text:style-name="P3">A Status-line</text:p>
      <text:p text:style-name="P2"/>
      <text:p text:style-name="P2">Zero or more <text:span text:style-name="T1">header </text:span>(General|Response|Entity) fields followed by CRLF</text:p>
      <text:p text:style-name="P2"/>
      <text:p text:style-name="P2">An empty line (i.e., a line with nothing preceding the CRLF) indicating the end of the header fields</text:p>
      <text:p text:style-name="P2"/>
      <text:p text:style-name="P2">Optionally a <text:span text:style-name="T1">message-body</text:span></text:p>
      <text:p text:style-name="P2"/>
      <text:p text:style-name="P34"/>
      <text:p text:style-name="P41"><text:soft-page-break/><text:span text:style-name="T13">Status-Line</text:span><text:span text:style-name="T14">:<text:tab/></text:span><text:span text:style-name="T13">consists of the </text:span><text:span text:style-name="T16">protocol version</text:span><text:span text:style-name="T13"> followed by a </text:span><text:span text:style-name="T16">numeric status code</text:span><text:span text:style-name="T13"> and its associated textual phrase. The elements are separated by space SP characters.</text:span></text:p>
      <text:p text:style-name="P44"><text:span text:style-name="T15">Status-Line = HTTP-Version SP Status-Code SP Reason-Phrase CRLF</text:span></text:p>
      <text:list xml:id="list2526517048853649920" text:style-name="L1">
        <text:list-item>
          <text:p text:style-name="P42"><text:span text:style-name="T12">HTTP-Version = HTTP/1.1</text:span></text:p>
        </text:list-item>
        <text:list-item>
          <text:p text:style-name="P43"><text:span text:style-name="T15">100 - 500</text:span></text:p>
        </text:list-item>
      </text:list>
      <text:p text:style-name="P31"><text:span text:style-name="T14">Response </text:span><text:span text:style-name="T13">H</text:span><text:span text:style-name="T14">eader:<text:tab/>The response-header fields allow the server to pass additional information about the response which cannot be placed in the Status- Line. These header fields give information about the server and about further access to the resource identified by the Request-URI.</text:span></text:p>
      <text:p text:style-name="P32">Accept-Ranges</text:p>
      <text:p text:style-name="P33">Age</text:p>
      <text:p text:style-name="P33">ETag</text:p>
      <text:p text:style-name="P33">Location</text:p>
      <text:p text:style-name="P33">Proxy-Authenticate</text:p>
      <text:p text:style-name="P33">Retry-After</text:p>
      <text:p text:style-name="P33">Server</text:p>
      <text:p text:style-name="P33">Vary</text:p>
      <text:p text:style-name="P33">WWW-Authenticate</text:p>
      <text:p text:style-name="P5">An example of an HTTP response for a request to fetch the hello.html page from the web server running on the tutorialspoint.com</text:p>
      <text:p text:style-name="P10"/>
      <text:p text:style-name="P2">HTTP/1.1 200 OK</text:p>
      <text:p text:style-name="P2">Date: Mon, 27 Jul 2009 12:28:53 GMT</text:p>
      <text:p text:style-name="P2">Server: Apache/2.2.14 (Win32)</text:p>
      <text:p text:style-name="P2">Last-Modified: Wed, 22 Jul 2009 19:15:56 GMT</text:p>
      <text:p text:style-name="P2">Content-Length: 88</text:p>
      <text:p text:style-name="P2">Content-Type: text/html</text:p>
      <text:p text:style-name="P35">Connection: Closed</text:p>
      <text:p text:style-name="P35"/>
      <text:p text:style-name="P35">&lt;html&gt;</text:p>
      <text:p text:style-name="P35">&lt;body&gt;</text:p>
      <text:p text:style-name="P35">&lt;h1&gt;Hello, World!&lt;/h1&gt;</text:p>
      <text:p text:style-name="P35">&lt;/body&gt;</text:p>
      <text:p text:style-name="P35">&lt;/html&gt;</text:p>
      <text:p text:style-name="P34"/>
      <text:p text:style-name="P34"/>
      <text:p text:style-name="P34"/>
      <text:p text:style-name="P4"/>
      <text:p text:style-name="P8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MyITDocStyle" style:family="paragraph"/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1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 style:master-page-name="">
      <style:paragraph-properties fo:margin-top="0.0783in" fo:margin-bottom="0in" loext:contextual-spacing="false" fo:text-align="justify" style:justify-single-word="false" style:page-number="auto" fo:keep-with-next="always">
        <style:tab-stops/>
      </style:paragraph-properties>
      <style:text-properties style:font-name="Arial1" fo:font-family="Arial" style:font-style-name="Bold" style:font-family-generic="swiss" style:font-pitch="variable" fo:font-weight="bold" fo:background-color="transparent" style:font-size-asian="10.5pt"/>
    </style:style>
    <style:style style:name="Normal_20_bekezdes" style:display-name="Normal bekezdes" style:family="paragraph" style:parent-style-name="MyITDocStyle">
      <loext:graphic-properties draw:fill="none" draw:fill-color="#99ccff"/>
      <style:paragraph-properties fo:margin-left="0.25in" fo:margin-right="0in" fo:margin-top="0.0783in" fo:margin-bottom="0in" loext:contextual-spacing="false" fo:text-align="justify" style:justify-single-word="false" fo:text-indent="0.1252in" style:auto-text-indent="false" fo:background-color="transparent">
        <style:tab-stops/>
      </style:paragraph-properties>
      <style:text-properties style:font-name="Arial2" fo:font-family="Arial" style:font-style-name="Regular" style:font-family-generic="swiss" style:font-pitch="variable" fo:font-size="11pt" style:text-underline-style="none" fo:font-weight="normal" officeooo:rsid="00391074" style:font-size-asian="11pt" style:font-weight-asian="normal" style:font-size-complex="11pt" style:font-weight-complex="normal"/>
    </style:style>
    <style:style style:name="Reszletezes-NormalBekezdes" style:family="paragraph" style:parent-style-name="MyITDocStyle">
      <loext:graphic-properties draw:fill="none" draw:fill-color="#99ccff"/>
      <style:paragraph-properties fo:margin-left="1.4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2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Reszletezes-NormalBekezdes-Folytatas" style:family="paragraph" style:parent-style-name="MyITDocStyle">
      <loext:graphic-properties draw:fill="none" draw:fill-color="#729fcf"/>
      <style:paragraph-properties fo:margin-left="1.4598in" fo:margin-right="0in" fo:text-align="justify" style:justify-single-word="false" fo:text-indent="0in" style:auto-text-indent="false" fo:background-color="transparent"/>
      <style:text-properties style:font-name="Arial" fo:font-family="Arial" style:font-family-generic="swiss" style:font-pitch="variable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/>
      <style:text-properties style:font-name="Arial2" fo:font-family="Arial" style:font-style-name="Regular" style:font-family-generic="swiss" style:font-pitch="variable" fo:font-weight="normal" style:font-size-asian="10.5pt"/>
    </style:style>
    <style:style style:name="Console-Normal" style:family="paragraph" style:parent-style-name="MyITDocStyle">
      <loext:graphic-properties draw:fill="solid" draw:fill-color="#eeeeee" draw:fill-image-width="0in" draw:fill-image-height="0in"/>
      <style:paragraph-properties fo:margin-left="0.6866in" fo:margin-right="0in" fo:margin-top="0.0783in" fo:margin-bottom="0in" loext:contextual-spacing="false" fo:text-align="justify" style:justify-single-word="false" fo:text-indent="0in" style:auto-text-indent="false" fo:background-color="#eeeeee">
        <style:tab-stops>
          <style:tab-stop style:position="-0.4953in"/>
        </style:tab-stops>
      </style:paragraph-properties>
      <style:text-properties style:font-name="Arial2" fo:font-family="Arial" style:font-style-name="Regular" style:font-family-generic="swiss" style:font-pitch="variable" fo:font-size="9pt" style:text-underline-style="none" fo:font-weight="normal" officeooo:rsid="0030cf8d" style:font-size-asian="11pt" style:font-weight-asian="normal" style:font-size-complex="11pt" style:font-weight-complex="norma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319in" fo:text-indent="-0.2319in" fo:margin-left="0.2319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3154in" fo:margin-left="0.3154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1929in" fo:text-indent="-0.3154in" fo:margin-left="0.3154in"/>
        </style:list-level-properties>
        <style:text-properties style:font-name="OpenSymbol"/>
      </text:list-level-style-bullet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508in" fo:margin-bottom="0.4335in" fo:margin-left="0.5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00:38.259441092</meta:creation-date>
    <dc:date>2018-05-09T01:25:02.211799446</dc:date>
    <meta:editing-duration>PT16H10M36S</meta:editing-duration>
    <meta:editing-cycles>97</meta:editing-cycles>
    <meta:generator>LibreOffice/5.1.6.2$Linux_X86_64 LibreOffice_project/10m0$Build-2</meta:generator>
    <meta:print-date>2015-04-11T13:33:32.280224357</meta:print-date>
    <meta:document-statistic meta:table-count="0" meta:image-count="0" meta:object-count="0" meta:page-count="3" meta:paragraph-count="68" meta:word-count="638" meta:character-count="3847" meta:non-whitespace-character-count="3281"/>
  </office:meta>
</office:document-meta>
</file>